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what is the output of the program</text:span><text:span text:style-name="T2"/></text:p>
      <text:p text:style-name="P1"><text:span text:style-name="T3">public</text:span><text:span text:style-name="T4"><text:s/></text:span><text:span text:style-name="T5">class</text:span><text:span text:style-name="T6"><text:s/>LoopProblem {</text:span><text:span text:style-name="T7"/></text:p>
      <text:p text:style-name="P1"><text:span text:style-name="T8"><text:tab/></text:span><text:span text:style-name="T9">public</text:span><text:span text:style-name="T10"><text:s/></text:span><text:span text:style-name="T11">static</text:span><text:span text:style-name="T12"><text:s/></text:span><text:span text:style-name="T13">void</text:span><text:span text:style-name="T14"><text:s/>main(String[]<text:s/></text:span><text:span text:style-name="T15">args</text:span><text:span text:style-name="T16">) {</text:span><text:span text:style-name="T17"/></text:p>
      <text:p text:style-name="P1"><text:span text:style-name="T18"><text:tab/><text:tab/></text:span><text:span text:style-name="T19">int</text:span><text:span text:style-name="T20"><text:s/></text:span><text:span text:style-name="T21">i</text:span><text:span text:style-name="T22">=0;</text:span><text:span text:style-name="T23"/></text:p>
      <text:p text:style-name="P1"><text:span text:style-name="T24"><text:tab/><text:tab/></text:span><text:span text:style-name="T25">if</text:span><text:span text:style-name="T26">(</text:span><text:span text:style-name="T27">i</text:span><text:span text:style-name="T28">++==0&amp;&amp;</text:span><text:span text:style-name="T29">i</text:span><text:span text:style-name="T30">++==1) {</text:span><text:span text:style-name="T31"/></text:p>
      <text:p text:style-name="P1"><text:span text:style-name="T32"><text:tab/><text:tab/><text:tab/>System.</text:span><text:span text:style-name="T33">out</text:span><text:span text:style-name="T34">.println(</text:span><text:span text:style-name="T35">"From if "</text:span><text:span text:style-name="T36">);</text:span><text:span text:style-name="T37"/></text:p>
      <text:p text:style-name="P1"><text:span text:style-name="T38"><text:tab/><text:tab/><text:tab/></text:span><text:span text:style-name="T39">i</text:span><text:span text:style-name="T40">++;<text:tab/></text:span><text:span text:style-name="T41"/></text:p>
      <text:p text:style-name="P1"><text:span text:style-name="T42"><text:tab/><text:tab/>}</text:span><text:span text:style-name="T43"/></text:p>
      <text:p text:style-name="P1"><text:span text:style-name="T44"><text:tab/><text:tab/>System.</text:span><text:span text:style-name="T45">out</text:span><text:span text:style-name="T46">.println(</text:span><text:span text:style-name="T47">"From main"</text:span><text:span text:style-name="T48">);</text:span><text:span text:style-name="T49"/></text:p>
      <text:p text:style-name="P1"><text:span text:style-name="T50"><text:tab/><text:tab/>System.</text:span><text:span text:style-name="T51">out</text:span><text:span text:style-name="T52">.println(</text:span><text:span text:style-name="T53">i</text:span><text:span text:style-name="T54">);</text:span><text:span text:style-name="T55"/></text:p>
      <text:p text:style-name="P1"><text:span text:style-name="T56"><text:tab/>}</text:span><text:span text:style-name="T57"/></text:p>
      <text:p text:style-name="P1"><text:span text:style-name="T58">}</text:span></text:p>
      <text:p text:style-name="P1"><text:span text:style-name="T59">2.Write a program to check given year is leap year or not .</text:span></text:p>
      <text:p text:style-name="P1"><text:span text:style-name="T59">3.Write a program to print fibonacci numbers less than 100.</text:span></text:p>
      <text:p text:style-name="P1"><text:span text:style-name="T59">4.Write a program to check given three numbers are pythagorean tripples or not.</text:span></text:p>
      <text:p text:style-name="P1"><text:span text:style-name="T59">5.Write a program to print reverse of the array without using inbuilt method.</text:span></text:p>
      <text:p text:style-name="P1"><text:span text:style-name="T59">6.What is the output of the program?</text:span></text:p>
      <text:p text:style-name="P1"><text:span text:style-name="T59">public class Main {</text:span></text:p>
      <text:p text:style-name="P1"><text:span text:style-name="T59"><text:s text:c="4"/>public static void main(String args[]) {</text:span></text:p>
      <text:p text:style-name="P1"><text:span text:style-name="T59"><text:s text:c="7"/>int arr[] = {10, 20, 30, 40, 50};</text:span></text:p>
      <text:p text:style-name="P1"><text:span text:style-name="T59"><text:s text:c="7"/>for(int i=0; i &lt;= arr.length; i++)</text:span></text:p>
      <text:p text:style-name="P1"><text:span text:style-name="T59"><text:s text:c="7"/>{</text:span></text:p>
      <text:p text:style-name="P1"><text:span text:style-name="T59"><text:s text:c="13"/>System.out.print(" " + arr[i]);<text:s text:c="14"/></text:span></text:p>
      <text:p text:style-name="P1"><text:span text:style-name="T59"><text:s text:c="7"/>}</text:span></text:p>
      <text:p text:style-name="P1"><text:span text:style-name="T59"><text:s text:c="4"/>}</text:span></text:p>
      <text:p text:style-name="P1"><text:span text:style-name="T59">}</text:span></text:p>
      <text:p text:style-name="P1"><text:span text:style-name="T59">7.what is output of the following program?</text:span><text:span text:style-name="T60"/></text:p>
      <text:p text:style-name="P1"><text:span text:style-name="T61">public</text:span><text:span text:style-name="T62"><text:s/></text:span><text:span text:style-name="T63">class</text:span><text:span text:style-name="T64"><text:s/>Test {</text:span><text:span text:style-name="T65"/></text:p>
      <text:p text:style-name="P1"><text:span text:style-name="T66"><text:tab/><text:tab/></text:span><text:span text:style-name="T67">public</text:span><text:span text:style-name="T68"><text:s/></text:span><text:span text:style-name="T69">static</text:span><text:span text:style-name="T70"><text:s/></text:span><text:span text:style-name="T71">void</text:span><text:span text:style-name="T72"><text:s/>main(String<text:s/></text:span><text:span text:style-name="T73">args</text:span><text:span text:style-name="T74">[]) {</text:span><text:span text:style-name="T75"/></text:p>
      <text:p text:style-name="P1"><text:span text:style-name="T76"><text:tab/><text:tab/><text:tab/></text:span><text:span text:style-name="T77">int</text:span><text:span text:style-name="T78"><text:s/></text:span><text:span text:style-name="T79">arr</text:span><text:span text:style-name="T80">[]=</text:span><text:span text:style-name="T81">new</text:span><text:span text:style-name="T82"><text:s/></text:span><text:span text:style-name="T83">int</text:span><text:span text:style-name="T84">[2];<text:s/></text:span><text:span text:style-name="T85"/></text:p>
      <text:p text:style-name="P1"><text:span text:style-name="T86"><text:tab/><text:tab/><text:tab/>System.</text:span><text:span text:style-name="T87">out</text:span><text:span text:style-name="T88">.println(</text:span><text:span text:style-name="T89">arr</text:span><text:span text:style-name="T90">[0]);</text:span><text:span text:style-name="T91"/></text:p>
      <text:p text:style-name="P1"><text:span text:style-name="T92"><text:tab/><text:tab/><text:tab/>System.</text:span><text:span text:style-name="T93">out</text:span><text:span text:style-name="T94">.println(</text:span><text:span text:style-name="T95">arr</text:span><text:span text:style-name="T96">[1]);</text:span><text:span text:style-name="T97"/></text:p>
      <text:p text:style-name="P1"><text:span text:style-name="T98"><text:tab/><text:tab/></text:span><text:span text:style-name="T99">}</text:span><text:span text:style-name="T100"/></text:p>
      <text:p text:style-name="P1"><text:span text:style-name="T101">}</text:span><text:span text:style-name="T102"/></text:p>
      <text:p text:style-name="P1"><text:span text:style-name="T103">8.Write a program to print prime numbers in given range.</text:span></text:p>
      <text:p text:style-name="P1"><text:span text:style-name="T103">9.What is the output of the program</text:span></text:p>
      <text:p text:style-name="P1"><text:span text:style-name="T104">public</text:span><text:span text:style-name="T105"><text:s/></text:span><text:span text:style-name="T106">class</text:span><text:span text:style-name="T107"><text:s/>Test {</text:span><text:span text:style-name="T108"/></text:p>
      <text:p text:style-name="P1"><text:span text:style-name="T109"><text:tab/></text:span><text:span text:style-name="T110">public</text:span><text:span text:style-name="T111"><text:s/></text:span><text:span text:style-name="T112">static</text:span><text:span text:style-name="T113"><text:s/></text:span><text:span text:style-name="T114">void</text:span><text:span text:style-name="T115"><text:s/>main(String[]<text:s/></text:span><text:span text:style-name="T116">args</text:span><text:span text:style-name="T117">) {</text:span><text:span text:style-name="T118"/></text:p>
      <text:p text:style-name="P1"><text:span text:style-name="T119"><text:tab/></text:span><text:span text:style-name="T120">int</text:span><text:span text:style-name="T121"><text:s/></text:span><text:span text:style-name="T122">a</text:span><text:span text:style-name="T123">=3;</text:span><text:span text:style-name="T124"/></text:p>
      <text:p text:style-name="P1"><text:span text:style-name="T125"><text:tab/></text:span><text:span text:style-name="T126">while</text:span><text:span text:style-name="T127">((0&lt;</text:span><text:span text:style-name="T128">a</text:span><text:span text:style-name="T129">)||(</text:span><text:span text:style-name="T130">a</text:span><text:span text:style-name="T131">&lt;3)) {</text:span><text:span text:style-name="T132"/></text:p>
      <text:p text:style-name="P1"><text:span text:style-name="T133"><text:tab/><text:tab/>System.</text:span><text:span text:style-name="T134">out</text:span><text:span text:style-name="T135">.println(</text:span><text:span text:style-name="T136">a</text:span><text:span text:style-name="T137">);</text:span><text:span text:style-name="T138"/></text:p>
      <text:p text:style-name="P1"><text:span text:style-name="T139"><text:tab/><text:tab/></text:span><text:span text:style-name="T140">a</text:span><text:span text:style-name="T141">++;</text:span><text:span text:style-name="T142"/></text:p>
      <text:p text:style-name="P1"><text:span text:style-name="T143"><text:tab/>}</text:span><text:span text:style-name="T144"/></text:p>
      <text:p text:style-name="P1"><text:span text:style-name="T145"><text:tab/></text:span><text:span text:style-name="T146">}</text:span><text:span text:style-name="T147"/></text:p>
      <text:p text:style-name="P1"><text:span text:style-name="T148"><text:s text:c="7"/>}</text:span></text:p>
      <text:p text:style-name="P1"><text:span text:style-name="T148">10.Write a program to print sum of the squares of the first 100 natural numbers.</text:span><text:span text:style-name="T149"/></text:p>
      <text:p text:style-name="P1"><text:span text:style-name="T150"/></text:p>
      <text:p text:style-name="P1"><text:span text:style-name="T1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